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Arial" svg:font-family="Arial" style:font-family-generic="system" style:font-pitch="variable"/>
    <style:font-face style:name="Noto Sans CJK JP1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JP"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Noto Sans CJK JP" fo:font-size="48pt" officeooo:rsid="00190bbd" officeooo:paragraph-rsid="00190bbd" style:font-size-asian="48pt" style:font-size-complex="48pt"/>
    </style:style>
    <style:style style:name="P3" style:family="paragraph" style:parent-style-name="Standard">
      <style:paragraph-properties fo:text-align="start" style:justify-single-word="false"/>
      <style:text-properties style:font-name="Noto Sans CJK JP" fo:font-size="48pt" officeooo:rsid="001b8cee" officeooo:paragraph-rsid="001b8cee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: <text:text-input text:description="fieldCustomer">Customer</text:text-input></text:p>
      <text:p text:style-name="P1"/>
      <text:p text:style-name="P2"><text:text-input text:description="fieldSystem">ABC System</text:text-input></text:p>
      <text:p text:style-name="P2">Vulnerability</text:p>
      <text:p text:style-name="P2">Test</text:p>
      <text:p text:style-name="P2">Repo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Arial" svg:font-family="Arial" style:font-family-generic="system" style:font-pitch="variable"/>
    <style:font-face style:name="Noto Sans CJK JP1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8-01T19:52:02.871000000</meta:creation-date>
    <dc:date>2020-08-01T20:58:27.690000000</dc:date>
    <meta:editing-duration>PT1H6M25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5" meta:word-count="11" meta:character-count="49" meta:non-whitespace-character-count="47"/>
  </office:meta>
</office:document-meta>
</file>